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1" style:master-page-name="Standard">
      <style:paragraph-properties fo:text-align="center" style:justify-single-word="false" style:page-number="1"/>
    </style:style>
    <style:style style:name="P3" style:family="paragraph" style:parent-style-name="normal" style:list-style-name="WWNum1">
      <style:paragraph-properties fo:margin-left="1.27cm" fo:text-indent="-0.635cm" style:auto-text-indent="false"/>
    </style:style>
    <style:style style:name="P4" style:family="paragraph" style:parent-style-name="normal">
      <style:paragraph-properties fo:margin-left="0cm" fo:text-indent="0cm" style:auto-text-indent="false"/>
    </style:style>
    <style:style style:name="P5" style:family="paragraph" style:parent-style-name="normal">
      <style:text-properties style:font-name="Courier New" style:font-name-asian="Courier New1" style:font-name-complex="Courier New1"/>
    </style:style>
    <style:style style:name="T1" style:family="text">
      <style:text-properties style:text-underline-style="none"/>
    </style:style>
    <style:style style:name="T2" style:family="text">
      <style:text-properties fo:color="#cc0000" loext:opacity="100%" style:text-underline-style="solid" style:text-underline-width="auto" style:text-underline-color="font-color"/>
    </style:style>
    <style:style style:name="T3" style:family="text">
      <style:text-properties style:font-name="Courier New" style:font-name-asian="Courier New1" style:font-name-complex="Courier New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_wdhth75lrtnf"/>Φύλλο Εργασίας 2</text:p>
      <text:p text:style-name="P1"><text:bookmark text:name="_nht6u0y81u4v"/>Φανάρια κυκλοφορίας</text:p>
      <text:p text:style-name="Heading_20_2"><text:bookmark text:name="_5y8vc6in39g"/>Δραστηριότητα 1</text:p>
      <text:p text:style-name="normal">Κάντε το κλασικό παράδειγμα με ένα φανάρι κυκλοφορίας.</text:p>
      <text:p text:style-name="Heading_20_2"><text:bookmark text:name="_590dc8e64qcj"/>Δραστηριότητα 2</text:p>
      <text:p text:style-name="normal">Προσθέστε ένα 2ο φανάρι κυκλοφορίας (σε διαφορετικές θύρες του arduino).</text:p>
      <text:p text:style-name="Heading_20_2"><text:bookmark text:name="_kif2krfzvnf7"/>Δραστηριότητα 3</text:p>
      <text:p text:style-name="normal">Συγχρονίστε τα δύο φανάρια, όπως είναι σε μια διασταύρωση δύο δρόμων.</text:p>
      <text:p text:style-name="Heading_20_2"><text:bookmark text:name="_ovo37j9u4ghp"/>Δραστηριότητα 4</text:p>
      <text:p text:style-name="normal">Χρησιμοποιήστε μεταβλητές για τους χρόνους που διαρκούν τα φανάρια. Ορίστε αρχικές τιμές αυτών των μεταβλητών, έτσι ώστε τα φανάρια να έχουν τις εξής διάρκειες:</text:p>
      <text:list text:style-name="WWNum1">
        <text:list-item>
          <text:p text:style-name="P3" loext:marker-style-name="T1">Πορτοκαλί φανάρια: 1 sec<text:span text:style-name="T1"/></text:p>
        </text:list-item>
        <text:list-item>
          <text:p text:style-name="P3" loext:marker-style-name="T1">Κόκκινο φανάρι (στον 1ο δρόμο): 9 sec<text:span text:style-name="T1"/></text:p>
        </text:list-item>
        <text:list-item>
          <text:p text:style-name="P3" loext:marker-style-name="T1">Κόκκινο φανάρι (στον 2ο δρόμο): 5 sec<text:span text:style-name="T1"/></text:p>
        </text:list-item>
      </text:list>
      <text:p text:style-name="P4"/>
      <text:p text:style-name="P4">Ποιος είναι ο ελάχιστος αριθμός μεταβλητών που μπορείτε να χρησιμοποιήσετε;</text:p>
      <text:p text:style-name="P4"/>
      <text:p text:style-name="P4"/>
      <text:p text:style-name="Heading_20_3"><text:bookmark text:name="_iakabo6gecmf"/><text:span text:style-name="T2">Ενδεικτική λύση:</text:span></text:p>
      <text:p text:style-name="normal" loext:marker-style-name="T3"><text:span text:style-name="T3">// τα pins των 2 σηματοδοτών L1 και L2</text:span><text:span text:style-name="T3"/></text:p>
      <text:p text:style-name="normal" loext:marker-style-name="T3"><text:span text:style-name="T3">int L1Green = 7;</text:span><text:span text:style-name="T3"/></text:p>
      <text:p text:style-name="normal" loext:marker-style-name="T3"><text:span text:style-name="T3">int L1Orange = 8;</text:span><text:span text:style-name="T3"/></text:p>
      <text:p text:style-name="normal" loext:marker-style-name="T3"><text:span text:style-name="T3">int L1Red = 9;</text:span><text:span text:style-name="T3"/></text:p>
      <text:p text:style-name="normal" loext:marker-style-name="T3"><text:span text:style-name="T3">int L2Green = 10;</text:span><text:span text:style-name="T3"/></text:p>
      <text:p text:style-name="normal" loext:marker-style-name="T3"><text:span text:style-name="T3">int L2Orange = 11;</text:span><text:span text:style-name="T3"/></text:p>
      <text:p text:style-name="normal" loext:marker-style-name="T3"><text:span text:style-name="T3">int L2Red = 12;</text:span><text:span text:style-name="T3"/></text:p>
      <text:p text:style-name="P5" loext:marker-style-name="T3"/>
      <text:p text:style-name="normal" loext:marker-style-name="T3"><text:span text:style-name="T3">int timeOrange = 1000;</text:span><text:span text:style-name="T3"/></text:p>
      <text:p text:style-name="normal" loext:marker-style-name="T3"><text:span text:style-name="T3">int timeL1Red = 9000;</text:span><text:span text:style-name="T3"/></text:p>
      <text:p text:style-name="normal" loext:marker-style-name="T3"><text:span text:style-name="T3">int timeL2Red = 5000;</text:span><text:span text:style-name="T3"/></text:p>
      <text:p text:style-name="P5" loext:marker-style-name="T3"/>
      <text:p text:style-name="normal" loext:marker-style-name="T3"><text:span text:style-name="T3">void loop()</text:span><text:span text:style-name="T3"/></text:p>
      <text:p text:style-name="normal" loext:marker-style-name="T3"><text:span text:style-name="T3">{</text:span><text:span text:style-name="T3"/></text:p>
      <text:p text:style-name="normal" loext:marker-style-name="T3"><text:span text:style-name="T3"><text:s text:c="2"/>digitalWrite(L1Orange, HIGH);</text:span><text:span text:style-name="T3"/></text:p>
      <text:p text:style-name="normal" loext:marker-style-name="T3"><text:span text:style-name="T3"><text:s text:c="2"/>digitalWrite(L2Red, HIGH);</text:span><text:span text:style-name="T3"/></text:p>
      <text:p text:style-name="normal" loext:marker-style-name="T3"><text:soft-page-break/><text:span text:style-name="T3"><text:s text:c="2"/>delay(timeOrange);</text:span><text:span text:style-name="T3"/></text:p>
      <text:p text:style-name="normal" loext:marker-style-name="T3"><text:span text:style-name="T3"><text:s text:c="2"/>digitalWrite(L1Orange, LOW);</text:span><text:span text:style-name="T3"/></text:p>
      <text:p text:style-name="normal" loext:marker-style-name="T3"><text:span text:style-name="T3"><text:s text:c="2"/>digitalWrite(L2Red, LOW);</text:span><text:span text:style-name="T3"/></text:p>
      <text:p text:style-name="normal" loext:marker-style-name="T3"><text:span text:style-name="T3"><text:s text:c="2"/>digitalWrite(L1Red, HIGH);</text:span><text:span text:style-name="T3"/></text:p>
      <text:p text:style-name="normal" loext:marker-style-name="T3"><text:span text:style-name="T3"><text:s text:c="2"/>digitalWrite(L2Green, HIGH);</text:span><text:span text:style-name="T3"/></text:p>
      <text:p text:style-name="normal" loext:marker-style-name="T3"><text:span text:style-name="T3"><text:s text:c="2"/>delay(timeL1Red);</text:span><text:span text:style-name="T3"/></text:p>
      <text:p text:style-name="normal" loext:marker-style-name="T3"><text:span text:style-name="T3"><text:s text:c="2"/>digitalWrite(L1Red, LOW);</text:span><text:span text:style-name="T3"/></text:p>
      <text:p text:style-name="normal" loext:marker-style-name="T3"><text:span text:style-name="T3"><text:s text:c="2"/>digitalWrite(L2Green, LOW);</text:span><text:span text:style-name="T3"/></text:p>
      <text:p text:style-name="normal" loext:marker-style-name="T3"><text:span text:style-name="T3"><text:s text:c="2"/>digitalWrite(L1Red, HIGH);</text:span><text:span text:style-name="T3"/></text:p>
      <text:p text:style-name="normal" loext:marker-style-name="T3"><text:span text:style-name="T3"><text:s text:c="2"/>digitalWrite(L2Orange, HIGH);</text:span><text:span text:style-name="T3"/></text:p>
      <text:p text:style-name="normal" loext:marker-style-name="T3"><text:span text:style-name="T3"><text:s text:c="2"/>delay(timeOrange);</text:span><text:span text:style-name="T3"/></text:p>
      <text:p text:style-name="normal" loext:marker-style-name="T3"><text:span text:style-name="T3"><text:s text:c="2"/>digitalWrite(L1Red, LOW);</text:span><text:span text:style-name="T3"/></text:p>
      <text:p text:style-name="normal" loext:marker-style-name="T3"><text:span text:style-name="T3"><text:s text:c="2"/>digitalWrite(L2Orange, LOW);</text:span><text:span text:style-name="T3"/></text:p>
      <text:p text:style-name="normal" loext:marker-style-name="T3"><text:span text:style-name="T3"><text:s text:c="2"/>digitalWrite(L1Green, HIGH);</text:span><text:span text:style-name="T3"/></text:p>
      <text:p text:style-name="normal" loext:marker-style-name="T3"><text:span text:style-name="T3"><text:s text:c="2"/>digitalWrite(L2Red, HIGH);</text:span><text:span text:style-name="T3"/></text:p>
      <text:p text:style-name="normal" loext:marker-style-name="T3"><text:span text:style-name="T3"><text:s text:c="2"/>delay(timeL2Red);</text:span><text:span text:style-name="T3"/></text:p>
      <text:p text:style-name="normal" loext:marker-style-name="T3"><text:span text:style-name="T3"><text:s text:c="2"/>digitalWrite(L1Green, LOW);</text:span><text:span text:style-name="T3"/></text:p>
      <text:p text:style-name="normal" loext:marker-style-name="T3"><text:span text:style-name="T3"><text:s text:c="2"/>digitalWrite(L2Red, LOW);</text:span><text:span text:style-name="T3"/></text:p>
      <text:p text:style-name="P4" loext:marker-style-name="T3"><text:span text:style-name="T3">}</text:span><text:span text:style-name="T3"/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l" fo:country="G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l" fo:country="G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document-statistic meta:table-count="0" meta:image-count="0" meta:object-count="0" meta:page-count="2" meta:paragraph-count="48" meta:word-count="184" meta:character-count="1392" meta:non-whitespace-character-count="1219"/>
    <meta:generator>LibreOffice/24.2.3.2$Windows_X86_64 LibreOffice_project/433d9c2ded56988e8a90e6b2e771ee4e6a5ab2ba</meta:generator>
  </office:meta>
</office:document-meta>
</file>